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8490" officeooo:paragraph-rsid="00038490"/>
    </style:style>
    <style:style style:name="P2" style:family="paragraph" style:parent-style-name="Standard">
      <style:text-properties officeooo:rsid="00064dc0" officeooo:paragraph-rsid="00064dc0"/>
    </style:style>
    <style:style style:name="P3" style:family="paragraph" style:parent-style-name="Standard">
      <style:text-properties officeooo:rsid="0008e596" officeooo:paragraph-rsid="0008e596"/>
    </style:style>
    <style:style style:name="P4" style:family="paragraph" style:parent-style-name="Standard">
      <style:text-properties officeooo:rsid="000a16a2" officeooo:paragraph-rsid="000a16a2"/>
    </style:style>
    <style:style style:name="P5" style:family="paragraph" style:parent-style-name="Standard">
      <style:text-properties style:text-underline-style="none" officeooo:rsid="00127b5e" officeooo:paragraph-rsid="00127b5e"/>
    </style:style>
    <style:style style:name="P6" style:family="paragraph" style:parent-style-name="Standard">
      <style:text-properties style:text-underline-style="none" officeooo:rsid="001522e1" officeooo:paragraph-rsid="001522e1"/>
    </style:style>
    <style:style style:name="P7" style:family="paragraph" style:parent-style-name="Standard">
      <style:text-properties style:text-underline-style="solid" style:text-underline-width="auto" style:text-underline-color="font-color" officeooo:rsid="000a16a2" officeooo:paragraph-rsid="000a16a2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paragraph-rsid="001db6da" style:font-size-asian="10pt" style:font-size-complex="10pt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text-properties fo:font-size="11pt" officeooo:paragraph-rsid="001db6da" style:font-size-asian="11pt" style:font-size-complex="11pt"/>
    </style:style>
    <style:style style:name="P12" style:family="paragraph" style:parent-style-name="Standard">
      <style:text-properties style:text-underline-style="none" officeooo:rsid="001522e1" officeooo:paragraph-rsid="001522e1"/>
    </style:style>
    <style:style style:name="P13" style:family="paragraph" style:parent-style-name="Standard">
      <style:text-properties officeooo:rsid="000e5253" officeooo:paragraph-rsid="0016c013"/>
    </style:style>
    <style:style style:name="P14" style:family="paragraph" style:parent-style-name="Standard">
      <style:text-properties officeooo:rsid="000e5253" officeooo:paragraph-rsid="001522e1"/>
    </style:style>
    <style:style style:name="P15" style:family="paragraph" style:parent-style-name="Standard">
      <style:text-properties fo:font-size="10pt" style:text-underline-style="none" officeooo:rsid="000e5253" officeooo:paragraph-rsid="00186589" style:font-size-asian="10pt" style:font-size-complex="10pt"/>
    </style:style>
    <style:style style:name="P16" style:family="paragraph" style:parent-style-name="Standard">
      <style:text-properties fo:font-size="11pt" officeooo:rsid="000e5253" officeooo:paragraph-rsid="0016c013" style:font-size-asian="11pt" style:font-size-complex="11pt"/>
    </style:style>
    <style:style style:name="P17" style:family="paragraph" style:parent-style-name="Standard">
      <style:text-properties fo:font-size="11pt" officeooo:rsid="000e5253" officeooo:paragraph-rsid="001db6da" style:font-size-asian="11pt" style:font-size-complex="11pt"/>
    </style:style>
    <style:style style:name="P18" style:family="paragraph" style:parent-style-name="Standard">
      <style:text-properties fo:font-size="11pt" officeooo:rsid="000e5253" officeooo:paragraph-rsid="001c1b7f" style:font-size-asian="11pt" style:font-size-complex="11pt"/>
    </style:style>
    <style:style style:name="P19" style:family="paragraph" style:parent-style-name="Standard">
      <style:text-properties fo:font-size="11pt" officeooo:rsid="000e5253" officeooo:paragraph-rsid="00186589" style:font-size-asian="11pt" style:font-size-complex="11pt"/>
    </style:style>
    <style:style style:name="P20" style:family="paragraph" style:parent-style-name="Standard">
      <style:text-properties fo:font-size="11pt" style:text-underline-style="none" officeooo:rsid="000e5253" officeooo:paragraph-rsid="001db6da" style:font-size-asian="11pt" style:font-size-complex="11pt"/>
    </style:style>
    <style:style style:name="P21" style:family="paragraph" style:parent-style-name="Standard">
      <style:paragraph-properties fo:break-before="page"/>
      <style:text-properties fo:font-size="11pt" officeooo:rsid="000e5253" officeooo:paragraph-rsid="0016c013" style:font-size-asian="11pt" style:font-size-complex="11pt"/>
    </style:style>
    <style:style style:name="P22" style:family="paragraph" style:parent-style-name="Standard">
      <style:paragraph-properties fo:break-before="page"/>
      <style:text-properties fo:font-size="11pt" officeooo:rsid="000e5253" officeooo:paragraph-rsid="001db6da" style:font-size-asian="11pt" style:font-size-complex="11pt"/>
    </style:style>
    <style:style style:name="P23" style:family="paragraph" style:parent-style-name="Standard">
      <style:paragraph-properties fo:break-before="page"/>
      <style:text-properties fo:font-size="11pt" officeooo:rsid="001db6da" officeooo:paragraph-rsid="001db6da" style:font-size-asian="11pt" style:font-size-complex="11pt"/>
    </style:style>
    <style:style style:name="P24" style:family="paragraph" style:parent-style-name="Standard">
      <style:paragraph-properties fo:break-before="page"/>
      <style:text-properties fo:font-size="11pt" style:text-underline-style="none" officeooo:rsid="000e5253" officeooo:paragraph-rsid="001db6da" style:font-size-asian="11pt" style:font-size-complex="11pt"/>
    </style:style>
    <style:style style:name="T1" style:family="text">
      <style:text-properties officeooo:rsid="000384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5bd70"/>
    </style:style>
    <style:style style:name="T4" style:family="text">
      <style:text-properties style:text-underline-style="solid" style:text-underline-width="auto" style:text-underline-color="font-color" officeooo:rsid="000b700b"/>
    </style:style>
    <style:style style:name="T5" style:family="text">
      <style:text-properties style:text-underline-style="solid" style:text-underline-width="auto" style:text-underline-color="font-color" officeooo:rsid="001c1b7f"/>
    </style:style>
    <style:style style:name="T6" style:family="text">
      <style:text-properties style:text-underline-style="none"/>
    </style:style>
    <style:style style:name="T7" style:family="text">
      <style:text-properties officeooo:rsid="00054d0f"/>
    </style:style>
    <style:style style:name="T8" style:family="text">
      <style:text-properties officeooo:rsid="00133b3b"/>
    </style:style>
    <style:style style:name="T9" style:family="text">
      <style:text-properties officeooo:rsid="001c1b7f"/>
    </style:style>
    <style:style style:name="T10" style:family="text">
      <style:text-properties officeooo:rsid="001db6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O (<text:span text:style-name="T2">código</text:span>, descripcion, existencias, precio)</text:p>
      <text:p text:style-name="P1">CLIENTE (<text:span text:style-name="T2">código</text:span>, nombre, apellidos, direccion, tlfn)</text:p>
      <text:p text:style-name="P1">PROVEEDOR (<text:span text:style-name="T2">código</text:span>, nombre, apellidos, direccion, tlfn)</text:p>
      <text:p text:style-name="P1"/>
      <text:p text:style-name="P1">COMPRAR (<text:span text:style-name="T3">num_factura</text:span><text:span text:style-name="T7">, </text:span><text:span text:style-name="T6">fecha_compra</text:span>, código_cliente, código_proveedor)</text:p>
      <text:p text:style-name="P1">SUMINISTRAR (<text:span text:style-name="T2">código_</text:span><text:span text:style-name="T3">producto</text:span><text:span text:style-name="T6">, </text:span><text:span text:style-name="T2">código_proveedor</text:span>)</text:p>
      <text:p text:style-name="P1"/>
      <text:p text:style-name="P1"/>
      <text:p text:style-name="P1"/>
      <text:p text:style-name="P1"/>
      <text:p text:style-name="P1"/>
      <text:p text:style-name="P2">EMPLEADO (<text:span text:style-name="T2">código</text:span>, <text:span text:style-name="T1"><text:s/>nombre, direccion, tlfn, código_jefe</text:span>)</text:p>
      <text:p text:style-name="P2"/>
      <text:p text:style-name="P2"/>
      <text:p text:style-name="P2"/>
      <text:p text:style-name="P2"/>
      <text:p text:style-name="P2"/>
      <text:p text:style-name="P3">PIEZA (<text:span text:style-name="T2">Código</text:span>, Nombre, Tamaño, Descripción</text:p>
      <text:p text:style-name="P3"/>
      <text:p text:style-name="P4">COMPONERSE (<text:span text:style-name="T2">Código_</text:span><text:span text:style-name="T4">matriz</text:span><text:span text:style-name="T6">, </text:span><text:span text:style-name="T2">Codigo_componente)</text:span></text:p>
      <text:p text:style-name="P7"/>
      <text:p text:style-name="P7"/>
      <text:p text:style-name="P7"/>
      <text:p text:style-name="P5">EMPLEADO (<text:span text:style-name="T2">Código</text:span>, <text:span text:style-name="T1">nombre, <text:s/>tlfn, direccion, </text:span>codigo_<text:span text:style-name="T8">puesto</text:span>)</text:p>
      <text:p text:style-name="P5">PUESTO (<text:span text:style-name="T2">Código</text:span>, Departamento, Descripción)</text:p>
      <text:p text:style-name="P5"/>
      <text:p text:style-name="P5"/>
      <text:p text:style-name="P5"/>
      <text:p text:style-name="P6">LIBRO (<text:span text:style-name="T2">ISBN</text:span>, título, Editorial)</text:p>
      <text:p text:style-name="P6">COPIA (<text:span text:style-name="T2">Num_copia, ISBN</text:span>, Formato)</text:p>
      <text:p text:style-name="P6"/>
      <text:p text:style-name="P6"/>
      <text:p text:style-name="P6"/>
      <text:p text:style-name="P14"/>
      <text:p text:style-name="P13"/>
      <text:p text:style-name="P21">LAGO (<text:span text:style-name="T2">PosH</text:span><text:span text:style-name="T6">, </text:span><text:span text:style-name="T2">PosV</text:span> ,<text:span text:style-name="T6">Nombre,</text:span> Superficie)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4">PosH</text:p>
          </table:table-cell>
          <table:table-cell table:style-name="Tabla1.A1" office:value-type="string">
            <text:p text:style-name="P24">PosV</text:p>
          </table:table-cell>
          <table:table-cell table:style-name="Tabla1.A1" office:value-type="string">
            <text:p text:style-name="P22"><text:span text:style-name="T6">Nombre</text:span></text:p>
          </table:table-cell>
          <table:table-cell table:style-name="Tabla1.D1" office:value-type="string">
            <text:p text:style-name="P22">Superficie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D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D2" office:value-type="string">
            <text:p text:style-name="P10"/>
          </table:table-cell>
        </table:table-row>
      </table:table>
      <text:p text:style-name="P16"/>
      <text:p text:style-name="P16">MONTAÑA (<text:span text:style-name="T2">PosH</text:span><text:span text:style-name="T6">, Nombre, </text:span><text:span text:style-name="T2">PosV</text:span><text:span text:style-name="T6">, Altura</text:span>)</text:p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24">PosH</text:p>
          </table:table-cell>
          <table:table-cell table:style-name="Tabla2.A1" office:value-type="string">
            <text:p text:style-name="P24">PosV</text:p>
          </table:table-cell>
          <table:table-cell table:style-name="Tabla2.A1" office:value-type="string">
            <text:p text:style-name="P22"><text:span text:style-name="T6">Nombre</text:span></text:p>
          </table:table-cell>
          <table:table-cell table:style-name="Tabla2.D1" office:value-type="string">
            <text:p text:style-name="P23">Altura</text:p>
          </table:table-cell>
        </table:table-row>
        <table:table-row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D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D2" office:value-type="string">
            <text:p text:style-name="P11"/>
          </table:table-cell>
        </table:table-row>
      </table:table>
      <text:p text:style-name="P17"/>
      <text:p text:style-name="P16">RIO (<text:span text:style-name="T2">PosH</text:span><text:span text:style-name="T6">, </text:span><text:span text:style-name="T2">PosV</text:span><text:span text:style-name="T6">, Nombre, Longitud</text:span>)</text:p>
      <table:table table:name="Tabla3" table:style-name="Tabla3">
        <table:table-column table:style-name="Tabla3.A" table:number-columns-repeated="4"/>
        <table:table-row>
          <table:table-cell table:style-name="Tabla3.A1" office:value-type="string">
            <text:p text:style-name="P24">PosH</text:p>
          </table:table-cell>
          <table:table-cell table:style-name="Tabla3.A1" office:value-type="string">
            <text:p text:style-name="P24">PosV</text:p>
          </table:table-cell>
          <table:table-cell table:style-name="Tabla3.A1" office:value-type="string">
            <text:p text:style-name="P22"><text:span text:style-name="T6">Nombre</text:span></text:p>
          </table:table-cell>
          <table:table-cell table:style-name="Tabla3.D1" office:value-type="string">
            <text:p text:style-name="P23">Longitud</text:p>
          </table:table-cell>
        </table:table-row>
        <table:table-row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P17"/>
      <text:p text:style-name="P16">PAISES (<text:span text:style-name="T2">ID</text:span>, Nombre)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20">ID</text:p>
          </table:table-cell>
          <table:table-cell table:style-name="Tabla4.B1" office:value-type="string">
            <text:p text:style-name="P17">Nombre</text:p>
          </table:table-cell>
        </table:table-row>
        <table:table-row>
          <table:table-cell table:style-name="Tabla4.A2" office:value-type="string">
            <text:p text:style-name="P10"/>
          </table:table-cell>
          <table:table-cell table:style-name="Tabla4.B2" office:value-type="string">
            <text:p text:style-name="P10"/>
          </table:table-cell>
        </table:table-row>
        <table:table-row>
          <table:table-cell table:style-name="Tabla4.A2" office:value-type="string">
            <text:p text:style-name="P10"/>
          </table:table-cell>
          <table:table-cell table:style-name="Tabla4.B2" office:value-type="string">
            <text:p text:style-name="P10"/>
          </table:table-cell>
        </table:table-row>
      </table:table>
      <text:p text:style-name="P16"/>
      <text:p text:style-name="P16">LOCALIDADES (<text:span text:style-name="T2">ID</text:span>, nombre, <text:span text:style-name="T2">ID_País)</text:span>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0">ID</text:p>
          </table:table-cell>
          <table:table-cell table:style-name="Tabla5.A1" office:value-type="string">
            <text:p text:style-name="P17">nombre</text:p>
          </table:table-cell>
          <table:table-cell table:style-name="Tabla5.C1" office:value-type="string">
            <text:p text:style-name="P20">País</text:p>
          </table:table-cell>
        </table:table-row>
        <table:table-row>
          <table:table-cell table:style-name="Tabla5.A2" office:value-type="string">
            <text:p text:style-name="P10"/>
          </table:table-cell>
          <table:table-cell table:style-name="Tabla5.A2" office:value-type="string">
            <text:p text:style-name="P10"/>
          </table:table-cell>
          <table:table-cell table:style-name="Tabla5.C2" office:value-type="string">
            <text:p text:style-name="P10"/>
          </table:table-cell>
        </table:table-row>
        <table:table-row>
          <table:table-cell table:style-name="Tabla5.A2" office:value-type="string">
            <text:p text:style-name="P10"/>
          </table:table-cell>
          <table:table-cell table:style-name="Tabla5.A2" office:value-type="string">
            <text:p text:style-name="P10"/>
          </table:table-cell>
          <table:table-cell table:style-name="Tabla5.C2" office:value-type="string">
            <text:p text:style-name="P10"/>
          </table:table-cell>
        </table:table-row>
      </table:table>
      <text:p text:style-name="P16"><text:span text:style-name="T2"/></text:p>
      <text:p text:style-name="P16">ESTAR_<text:span text:style-name="T9">LAGO</text:span> (<text:span text:style-name="T2">PosH_</text:span><text:span text:style-name="T5">Lago</text:span><text:span text:style-name="T6">, </text:span><text:span text:style-name="T2">PosV_</text:span><text:span text:style-name="T5">Lago</text:span><text:span text:style-name="T6">, </text:span><text:span text:style-name="T2">ID_País</text:span>)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20">PosH_<text:span text:style-name="T9">Lago</text:span></text:p>
          </table:table-cell>
          <table:table-cell table:style-name="Tabla6.A1" office:value-type="string">
            <text:p text:style-name="P20">PosV_<text:span text:style-name="T9">Lago</text:span></text:p>
          </table:table-cell>
          <table:table-cell table:style-name="Tabla6.C1" office:value-type="string">
            <text:p text:style-name="P20">ID_País</text:p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C2" office:value-type="string">
            <text:p text:style-name="P10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C2" office:value-type="string">
            <text:p text:style-name="P10"/>
          </table:table-cell>
        </table:table-row>
      </table:table>
      <text:p text:style-name="P16"/>
      <text:p text:style-name="P18">ESTAR_<text:span text:style-name="T9">MONTAÑA</text:span> (<text:span text:style-name="T2">PosH_</text:span><text:span text:style-name="T5">Montaña</text:span><text:span text:style-name="T6">, </text:span><text:span text:style-name="T2">PosV_</text:span><text:span text:style-name="T5">Montaña</text:span><text:span text:style-name="T6">, </text:span><text:span text:style-name="T2">ID_País</text:span>)</text:p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20">PosH_<text:span text:style-name="T10">Montaña</text:span></text:p>
          </table:table-cell>
          <table:table-cell table:style-name="Tabla7.A1" office:value-type="string">
            <text:p text:style-name="P20">PosV_<text:span text:style-name="T10">Montaña</text:span></text:p>
          </table:table-cell>
          <table:table-cell table:style-name="Tabla7.C1" office:value-type="string">
            <text:p text:style-name="P20">ID_País</text:p>
          </table:table-cell>
        </table:table-row>
        <table:table-row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C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C2" office:value-type="string">
            <text:p text:style-name="P11"/>
          </table:table-cell>
        </table:table-row>
      </table:table>
      <text:p text:style-name="P17"/>
      <text:p text:style-name="P18">ESTAR_<text:span text:style-name="T9">RIO</text:span> (<text:span text:style-name="T2">PosH_Río</text:span><text:span text:style-name="T6">, </text:span><text:span text:style-name="T2">PosV_Río</text:span><text:span text:style-name="T6">, </text:span><text:span text:style-name="T2">ID_País</text:span>)</text:p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20">PosH_Río</text:p>
          </table:table-cell>
          <table:table-cell table:style-name="Tabla8.A1" office:value-type="string">
            <text:p text:style-name="P20">PosV_Río</text:p>
          </table:table-cell>
          <table:table-cell table:style-name="Tabla8.C1" office:value-type="string">
            <text:p text:style-name="P20">ID_País</text:p>
          </table:table-cell>
        </table:table-row>
        <table:table-row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C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C2" office:value-type="string">
            <text:p text:style-name="P11"/>
          </table:table-cell>
        </table:table-row>
      </table:table>
      <text:p text:style-name="P17"/>
      <text:p text:style-name="P19"><text:span text:style-name="T6">PASAR (</text:span><text:span text:style-name="T2">PosH_Río</text:span><text:span text:style-name="T6">, </text:span><text:span text:style-name="T2">PosV_Río</text:span><text:span text:style-name="T6">, </text:span><text:span text:style-name="T2">ID_Localidad</text:span><text:span text:style-name="T6"> ,</text:span><text:span text:style-name="T2">ID_País ,</text:span><text:span text:style-name="T6">Km)</text:span></text:p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20">PosH_Río</text:p>
          </table:table-cell>
          <table:table-cell table:style-name="Tabla9.A1" office:value-type="string">
            <text:p text:style-name="P20">PosV_Río</text:p>
          </table:table-cell>
          <table:table-cell table:style-name="Tabla9.A1" office:value-type="string">
            <text:p text:style-name="P20">ID_Localidad</text:p>
          </table:table-cell>
          <table:table-cell table:style-name="Tabla9.A1" office:value-type="string">
            <text:p text:style-name="P20">ID_País</text:p>
          </table:table-cell>
          <table:table-cell table:style-name="Tabla9.E1" office:value-type="string">
            <text:p text:style-name="P20">Km</text:p>
          </table:table-cell>
        </table:table-row>
        <table:table-row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E2" office:value-type="string">
            <text:p text:style-name="P10"/>
          </table:table-cell>
        </table:table-row>
        <table:table-row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E2" office:value-type="string">
            <text:p text:style-name="P10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8:20:57.827251818</meta:creation-date>
    <dc:date>2021-11-15T20:05:53.834096747</dc:date>
    <meta:editing-duration>PT26M16S</meta:editing-duration>
    <meta:editing-cycles>8</meta:editing-cycles>
    <meta:generator>LibreOffice/6.0.7.3$Linux_X86_64 LibreOffice_project/00m0$Build-3</meta:generator>
    <meta:document-statistic meta:table-count="9" meta:image-count="0" meta:object-count="0" meta:page-count="2" meta:paragraph-count="52" meta:word-count="128" meta:character-count="1125" meta:non-whitespace-character-count="1047"/>
  </office:meta>
</office:document-meta>
</file>